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99ea7"/>
    </style:style>
    <style:style style:name="P2" style:family="paragraph" style:parent-style-name="Style11">
      <style:paragraph-properties fo:margin-left="0.626cm" fo:margin-right="0cm" fo:margin-top="0.39cm" fo:margin-bottom="0cm" loext:contextual-spacing="false" fo:line-height="0.61cm" fo:text-align="start" style:justify-single-word="false" fo:orphans="2" fo:widows="2" fo:text-indent="0cm" style:auto-text-indent="false"/>
      <style:text-properties officeooo:paragraph-rsid="00199ea7"/>
    </style:style>
    <style:style style:name="P3" style:family="paragraph" style:parent-style-name="Style11">
      <style:paragraph-properties fo:margin-left="0.626cm" fo:margin-right="0cm" fo:line-height="0.61cm" fo:text-align="start" style:justify-single-word="false" fo:orphans="2" fo:widows="2" fo:text-indent="0cm" style:auto-text-indent="false"/>
      <style:text-properties officeooo:paragraph-rsid="00199ea7"/>
    </style:style>
    <style:style style:name="P4" style:family="paragraph" style:parent-style-name="Style11">
      <style:paragraph-properties fo:margin-left="0.626cm" fo:margin-right="0cm" fo:margin-top="0.009cm" fo:margin-bottom="0cm" loext:contextual-spacing="false" fo:line-height="0.61cm" fo:text-align="start" style:justify-single-word="false" fo:orphans="2" fo:widows="2" fo:text-indent="0cm" style:auto-text-indent="false"/>
      <style:text-properties officeooo:paragraph-rsid="00199ea7"/>
    </style:style>
    <style:style style:name="P5" style:family="paragraph" style:parent-style-name="Style9">
      <style:paragraph-properties fo:margin-left="0.626cm" fo:margin-right="0cm" fo:line-height="0.61cm" fo:text-align="start" style:justify-single-word="false" fo:orphans="2" fo:widows="2" fo:text-indent="0cm" style:auto-text-indent="false">
        <style:tab-stops>
          <style:tab-stop style:position="4.953cm"/>
        </style:tab-stops>
      </style:paragraph-properties>
      <style:text-properties officeooo:paragraph-rsid="00199ea7"/>
    </style:style>
    <style:style style:name="P6" style:family="paragraph" style:parent-style-name="Style11">
      <style:paragraph-properties fo:margin-left="0.457cm" fo:margin-right="0cm" fo:line-height="0.423cm" fo:text-align="start" style:justify-single-word="false" fo:orphans="2" fo:widows="2" fo:text-indent="0cm" style:auto-text-indent="false"/>
      <style:text-properties fo:font-size="10pt" officeooo:paragraph-rsid="00199ea7" style:font-size-asian="10pt" style:font-size-complex="10pt"/>
    </style:style>
    <style:style style:name="P7" style:family="paragraph" style:parent-style-name="Style11">
      <style:paragraph-properties fo:margin-left="0.441cm" fo:margin-right="0cm" fo:line-height="0.423cm" fo:text-align="start" style:justify-single-word="false" fo:orphans="2" fo:widows="2" fo:text-indent="0cm" style:auto-text-indent="false"/>
      <style:text-properties fo:font-size="10pt" officeooo:paragraph-rsid="00199ea7" style:font-size-asian="10pt" style:font-size-complex="10pt"/>
    </style:style>
    <style:style style:name="P8" style:family="paragraph" style:parent-style-name="Style11">
      <style:paragraph-properties fo:margin-top="0.178cm" fo:margin-bottom="0cm" loext:contextual-spacing="false" fo:line-height="0.483cm" fo:text-align="start" style:justify-single-word="false" fo:orphans="2" fo:widows="2"/>
      <style:text-properties officeooo:paragraph-rsid="00199ea7"/>
    </style:style>
    <style:style style:name="P9" style:family="paragraph" style:parent-style-name="Style11">
      <style:paragraph-properties fo:margin-top="0.067cm" fo:margin-bottom="0cm" loext:contextual-spacing="false" fo:line-height="0.483cm" fo:text-align="start" style:justify-single-word="false" fo:orphans="2" fo:widows="2"/>
      <style:text-properties officeooo:paragraph-rsid="00199ea7"/>
    </style:style>
    <style:style style:name="P10" style:family="paragraph" style:parent-style-name="Style11">
      <style:paragraph-properties fo:margin-top="0.067cm" fo:margin-bottom="0cm" loext:contextual-spacing="false" fo:text-align="start" style:justify-single-word="false" fo:orphans="2" fo:widows="2"/>
      <style:text-properties officeooo:paragraph-rsid="00199ea7"/>
    </style:style>
    <style:style style:name="P11" style:family="paragraph" style:parent-style-name="Style11">
      <style:paragraph-properties fo:margin-top="0.06cm" fo:margin-bottom="0cm" loext:contextual-spacing="false" fo:line-height="0.483cm" fo:text-align="start" style:justify-single-word="false" fo:orphans="2" fo:widows="2"/>
      <style:text-properties officeooo:paragraph-rsid="00199ea7"/>
    </style:style>
    <style:style style:name="P12" style:family="paragraph" style:parent-style-name="Style17">
      <style:paragraph-properties fo:margin-top="0.102cm" fo:margin-bottom="0cm" loext:contextual-spacing="false" fo:line-height="100%" fo:text-align="center" style:justify-single-word="false" fo:orphans="2" fo:widows="2" fo:break-before="page"/>
      <style:text-properties officeooo:paragraph-rsid="00199ea7"/>
    </style:style>
    <style:style style:name="P13" style:family="paragraph" style:parent-style-name="Style28">
      <style:paragraph-properties fo:line-height="0.423cm" fo:text-align="justify" style:justify-single-word="false" fo:orphans="2" fo:widows="2"/>
      <style:text-properties fo:font-size="10pt" officeooo:paragraph-rsid="00199ea7" style:font-size-asian="10pt" style:font-size-complex="10pt"/>
    </style:style>
    <style:style style:name="P14" style:family="paragraph" style:parent-style-name="Style28">
      <style:paragraph-properties fo:margin-left="0.635cm" fo:margin-right="0cm" fo:margin-top="0.272cm" fo:margin-bottom="0cm" loext:contextual-spacing="false" fo:text-align="justify" style:justify-single-word="false" fo:orphans="2" fo:widows="2" fo:text-indent="0cm" style:auto-text-indent="false">
        <style:tab-stops>
          <style:tab-stop style:position="7.251cm"/>
        </style:tab-stops>
      </style:paragraph-properties>
      <style:text-properties officeooo:paragraph-rsid="00199ea7"/>
    </style:style>
    <style:style style:name="P15" style:family="paragraph" style:parent-style-name="Style36">
      <style:paragraph-properties fo:margin-top="0.22cm" fo:margin-bottom="0cm" loext:contextual-spacing="false" fo:text-align="center" style:justify-single-word="false" fo:orphans="2" fo:widows="2"/>
      <style:text-properties officeooo:paragraph-rsid="00199ea7"/>
    </style:style>
    <style:style style:name="P16" style:family="paragraph" style:parent-style-name="Style36">
      <style:paragraph-properties fo:margin-top="0.025cm" fo:margin-bottom="0cm" loext:contextual-spacing="false" fo:text-align="center" style:justify-single-word="false" fo:orphans="2" fo:widows="2"/>
      <style:text-properties officeooo:paragraph-rsid="00199ea7"/>
    </style:style>
    <style:style style:name="P17" style:family="paragraph" style:parent-style-name="Style9">
      <style:paragraph-properties fo:margin-left="1.718cm" fo:margin-right="0cm" fo:line-height="0.483cm" fo:orphans="2" fo:widows="2" fo:text-indent="0cm" style:auto-text-indent="false"/>
      <style:text-properties officeooo:paragraph-rsid="00199ea7"/>
    </style:style>
    <style:style style:name="P18" style:family="paragraph" style:parent-style-name="Style9">
      <style:paragraph-properties fo:margin-left="1.693cm" fo:margin-right="0cm" fo:line-height="0.483cm" fo:orphans="2" fo:widows="2" fo:text-indent="0cm" style:auto-text-indent="false"/>
      <style:text-properties officeooo:paragraph-rsid="00199ea7"/>
    </style:style>
    <style:style style:name="P19" style:family="paragraph" style:parent-style-name="Style9">
      <style:paragraph-properties fo:margin-left="1.693cm" fo:margin-right="0cm" fo:line-height="0.423cm" fo:orphans="2" fo:widows="2" fo:text-indent="0cm" style:auto-text-indent="false"/>
      <style:text-properties fo:font-size="10pt" officeooo:paragraph-rsid="00199ea7" style:font-size-asian="10pt" style:font-size-complex="10pt"/>
    </style:style>
    <style:style style:name="P20" style:family="paragraph" style:parent-style-name="Style9">
      <style:paragraph-properties fo:margin-left="1.727cm" fo:margin-right="0cm" fo:line-height="0.483cm" fo:orphans="2" fo:widows="2" fo:text-indent="0cm" style:auto-text-indent="false"/>
      <style:text-properties officeooo:paragraph-rsid="00199ea7"/>
    </style:style>
    <style:style style:name="P21" style:family="paragraph" style:parent-style-name="Style9">
      <style:paragraph-properties fo:margin-left="1.727cm" fo:margin-right="0cm" fo:margin-top="0.212cm" fo:margin-bottom="0cm" loext:contextual-spacing="false" fo:line-height="0.483cm" fo:orphans="2" fo:widows="2" fo:text-indent="0cm" style:auto-text-indent="false"/>
      <style:text-properties officeooo:paragraph-rsid="00199ea7"/>
    </style:style>
    <style:style style:name="P22" style:family="paragraph" style:parent-style-name="Style9">
      <style:paragraph-properties fo:margin-left="1.702cm" fo:margin-right="0cm" fo:line-height="0.49cm" fo:orphans="2" fo:widows="2" fo:text-indent="0cm" style:auto-text-indent="false"/>
      <style:text-properties officeooo:paragraph-rsid="00199ea7"/>
    </style:style>
    <style:style style:name="P23" style:family="paragraph" style:parent-style-name="Standard">
      <style:paragraph-properties fo:margin-left="1.693cm" fo:margin-right="0cm" fo:margin-top="0.06cm" fo:margin-bottom="0cm" loext:contextual-spacing="false" fo:line-height="0.483cm" fo:orphans="2" fo:widows="2" fo:text-indent="0cm" style:auto-text-indent="false"/>
      <style:text-properties officeooo:paragraph-rsid="00199ea7"/>
    </style:style>
    <style:style style:name="P24" style:family="paragraph" style:parent-style-name="Style9">
      <style:paragraph-properties fo:margin-left="1.693cm" fo:margin-right="0cm" fo:margin-top="0.06cm" fo:margin-bottom="0cm" loext:contextual-spacing="false" fo:line-height="0.483cm" fo:orphans="2" fo:widows="2" fo:text-indent="0cm" style:auto-text-indent="false"/>
      <style:text-properties officeooo:paragraph-rsid="00199ea7"/>
    </style:style>
    <style:style style:name="T1" style:family="text">
      <style:text-properties style:use-window-font-color="true" style:font-name="Arial" fo:font-size="12pt" style:rfc-language-tag="es-ES-u-co-trad" fo:language="es" fo:country="ES" style:font-size-asian="12pt" style:rfc-language-tag-asian="es-ES-u-co-trad" style:language-asian="es" style:country-asian="ES" style:font-name-complex="Arial1" style:font-size-complex="12pt"/>
    </style:style>
    <style:style style:name="T2" style:family="text">
      <style:text-properties style:rfc-language-tag="es-ES-u-co-trad" fo:language="es" fo:country="ES" style:rfc-language-tag-asian="es-ES-u-co-trad" style:language-asian="es" style:country-asian="ES"/>
    </style:style>
    <style:style style:name="T3" style:family="text">
      <style:text-properties style:rfc-language-tag="es-ES-u-co-trad" fo:language="es" fo:country="ES" officeooo:rsid="00199ea7" style:rfc-language-tag-asian="es-ES-u-co-trad" style:language-asian="es" style:country-asian="ES"/>
    </style:style>
    <style:style style:name="T4" style:family="text">
      <style:text-properties style:rfc-language-tag="es-ES-u-co-trad" fo:language="es" fo:country="ES" style:font-name-asian="Calibri1" style:rfc-language-tag-asian="es-ES-u-co-trad" style:language-asian="es" style:country-asian="ES" style:language-complex="ar" style:country-complex="S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Font_20_Style59"><text:span text:style-name="T1">ANEXO <text:s/>I</text:span></text:span></text:p>
      <text:p text:style-name="P13"/>
      <text:p text:style-name="P14"><text:span text:style-name="Font_20_Style56"><text:span text:style-name="T3">C.I.F.P. Cesar Manrique</text:span></text:span><text:span text:style-name="Font_20_Style56"><text:span text:style-name="T2"><text:tab/>C.F.G.S. Administración de Sistemas Informáticos y en Red</text:span></text:span></text:p>
      <text:p text:style-name="P15"><text:span text:style-name="Font_20_Style57"><text:span text:style-name="T2">ANTEPROYECTO PARA SOLICITAR LA REALIZACIÓN DEL MÓDULO</text:span></text:span></text:p>
      <text:p text:style-name="P16"><text:span text:style-name="Font_20_Style57"><text:span text:style-name="T2">PROYECTO</text:span></text:span></text:p>
      <text:p text:style-name="P2"><text:span text:style-name="Font_20_Style59"><text:span text:style-name="T2">Nombre del proyecto:</text:span></text:span></text:p>
      <text:p text:style-name="P3"><text:span text:style-name="Font_20_Style59"><text:span text:style-name="T2">Alumno:</text:span></text:span></text:p>
      <text:p text:style-name="P4"><text:span text:style-name="Font_20_Style59"><text:span text:style-name="T2">Curso:</text:span></text:span></text:p>
      <text:p text:style-name="P5"><text:span text:style-name="Font_20_Style59"><text:span text:style-name="T2">Tutor:<text:tab/></text:span></text:span></text:p>
      <text:p text:style-name="P6"/>
      <text:p text:style-name="P8"><text:span text:style-name="Font_20_Style59"><text:span text:style-name="T2">OBJETIVOS</text:span></text:span></text:p>
      <text:p text:style-name="P17"><text:span text:style-name="Font_20_Style58"><text:span text:style-name="T2">Se indicará de forma genérica y si entrar en concreciones el objetivo que se pretende alcanzar al realizar el proyecto. Se indicará igualmente donde será utilizado el proyecto obtenido</text:span></text:span></text:p>
      <text:p text:style-name="P7"/>
      <text:p text:style-name="P9"><text:span text:style-name="Font_20_Style59"><text:span text:style-name="T2">PREANALISIS DE LO EXISTENTE (Opcional)</text:span></text:span></text:p>
      <text:p text:style-name="P18"><text:span text:style-name="Font_20_Style58"><text:span text:style-name="T2">Si procede, se informará brevemente sobre el funcionamiento del sistema actual. El que vamos a reemplazar. Este sistema no tiene por qué estar necesariamente automatizado pudiendo realizarse actualmente de forma manual por personas.</text:span></text:span></text:p>
      <text:p text:style-name="P7"/>
      <text:p text:style-name="P10"><text:span text:style-name="Font_20_Style59"><text:span text:style-name="T2">PREANÁLISIS DEL SISTEMA</text:span></text:span></text:p>
      <text:p text:style-name="P22"><text:span text:style-name="Font_20_Style58"><text:span text:style-name="T2">Indicar con brevedad las partes del sistema sobre las que trabajaréis, identificando de forma genérica los requisitos que pretendéis satisfacer.</text:span></text:span></text:p>
      <text:p text:style-name="P19"/>
      <text:p text:style-name="P24"><text:span text:style-name="Font_20_Style58"><text:span text:style-name="T2">Si el proyecto versa sobre la adaptación o ampliación de alguna herramienta software o hardware se deberá aportar información sobre la herramienta utilizada (documentos electrónicos, direcciones URL, etc.), </text:span></text:span><text:span text:style-name="Font_20_Style58"><text:span text:style-name="T4">delimitando claramente cuál será el trabajo que realizará cada alumno o alumnos.</text:span></text:span></text:p>
      <text:p text:style-name="P23"><text:span text:style-name="Font_20_Style58"><text:span text:style-name="T2"/></text:span></text:p>
      <text:p text:style-name="P7"/>
      <text:p text:style-name="P11"><text:span text:style-name="Font_20_Style59"><text:span text:style-name="T2">PREDISEÑO DEL SISTEMA</text:span></text:span></text:p>
      <text:p text:style-name="P20"><text:span text:style-name="Font_20_Style58"><text:span text:style-name="T2">Si el sistema precisa de nuevo material, hardware o software, indicar las características de este: dispositivos hardware, sistemas operativos, lenguajes, bases de datos, etc.</text:span></text:span></text:p>
      <text:p text:style-name="P7"/>
      <text:p text:style-name="P10"><text:span text:style-name="Font_20_Style59"><text:span text:style-name="T2">ESTIMACIÓN DE COSTES</text:span></text:span></text:p>
      <text:p text:style-name="P21"><text:span text:style-name="Font_20_Style58"><text:span text:style-name="T2">Estimar el coste que representará la creación del proyecto para la empresa. Esta estimación será temporal y económica si procede.</text:span></text:span></text:p>
      <text:p text:style-name="P1"><text:bookmark text:name="_GoBack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Style17" style:family="paragraph" style:parent-style-name="Standard">
      <style:paragraph-properties fo:margin-top="0cm" fo:margin-bottom="0cm" loext:contextual-spacing="false" fo:line-height="0.487cm" fo:text-align="justify" style:justify-single-word="false" fo:orphans="0" fo:widows="0"/>
      <style:text-properties style:font-name="Times New Roman" fo:font-family="'Times New Roman'" style:font-family-generic="roman" style:font-pitch="variable" fo:font-size="12pt" style:font-name-asian="NSimSun" style:font-family-asian="NSimSun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tyle28" style:family="paragraph" style:parent-style-name="Standard">
      <style:paragraph-properties fo:margin-top="0cm" fo:margin-bottom="0cm" loext:contextual-spacing="false" fo:line-height="100%" fo:orphans="0" fo:widows="0"/>
      <style:text-properties style:font-name="Times New Roman" fo:font-family="'Times New Roman'" style:font-family-generic="roman" style:font-pitch="variable" fo:font-size="12pt" style:font-name-asian="NSimSun" style:font-family-asian="NSimSun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tyle36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/>
      <style:text-properties style:font-name="Times New Roman" fo:font-family="'Times New Roman'" style:font-family-generic="roman" style:font-pitch="variable" fo:font-size="12pt" style:font-name-asian="NSimSun" style:font-family-asian="NSimSun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tyle11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/>
      <style:text-properties style:font-name="Times New Roman" fo:font-family="'Times New Roman'" style:font-family-generic="roman" style:font-pitch="variable" fo:font-size="12pt" style:font-name-asian="NSimSun" style:font-family-asian="NSimSun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tyle9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/>
      <style:text-properties style:font-name="Times New Roman" fo:font-family="'Times New Roman'" style:font-family-generic="roman" style:font-pitch="variable" fo:font-size="12pt" style:font-name-asian="NSimSun" style:font-family-asian="NSimSun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fo:hyphenation-ladder-count="no-limit" style:vertical-align="auto"/>
      <style:text-properties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Font_20_Style59" style:display-name="Font Style59" style:family="text" style:parent-style-name="Default_20_Paragraph_20_Font">
      <style:text-properties fo:color="#000000" style:font-name="Times New Roman" fo:font-family="'Times New Roman'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Font_20_Style56" style:display-name="Font Style56" style:family="text" style:parent-style-name="Default_20_Paragraph_20_Font">
      <style:text-properties fo:color="#000000" style:font-name="Times New Roman" fo:font-family="'Times New Roman'" style:font-family-generic="roman" style:font-pitch="variable" fo:font-size="9pt" fo:font-style="italic" style:font-size-asian="9pt" style:font-style-asian="italic" style:font-name-complex="Times New Roman1" style:font-family-complex="'Times New Roman'" style:font-family-generic-complex="system" style:font-pitch-complex="variable" style:font-size-complex="9pt" style:font-style-complex="italic"/>
    </style:style>
    <style:style style:name="Font_20_Style57" style:display-name="Font Style57" style:family="text" style:parent-style-name="Default_20_Paragraph_20_Font">
      <style:text-properties fo:color="#000000" style:font-name="Times New Roman" fo:font-family="'Times New Roman'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Font_20_Style58" style:display-name="Font Style58" style:family="text" style:parent-style-name="Default_20_Paragraph_20_Font">
      <style:text-properties fo:color="#000000" style:font-name="Times New Roman" fo:font-family="'Times New Roman'" style:font-family-generic="roman" style:font-pitch="variable" fo:font-size="11pt" fo:font-style="italic" style:font-size-asian="11pt" style:font-style-asian="italic" style:font-name-complex="Times New Roman1" style:font-family-complex="'Times New Roman'" style:font-family-generic-complex="system" style:font-pitch-complex="variable" style:font-size-complex="11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2-29T18:56:29.840000000</meta:creation-date>
    <dc:date>2024-03-07T11:10:53.098000000</dc:date>
    <meta:editing-duration>PT1M31S</meta:editing-duration>
    <meta:editing-cycles>3</meta:editing-cycles>
    <meta:generator>LibreOffice/6.4.6.2$Windows_X86_64 LibreOffice_project/0ce51a4fd21bff07a5c061082cc82c5ed232f115</meta:generator>
    <meta:document-statistic meta:table-count="0" meta:image-count="0" meta:object-count="0" meta:page-count="1" meta:paragraph-count="19" meta:word-count="208" meta:character-count="1451" meta:non-whitespace-character-count="1260"/>
  </office:meta>
</office:document-meta>
</file>